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5E000002742CFE2B4F1A4BBC07.png" manifest:media-type="image/png"/>
  <manifest:file-entry manifest:full-path="Pictures/100000000000036100000276708BDA72FF689A94.png" manifest:media-type="image/png"/>
  <manifest:file-entry manifest:full-path="Pictures/100000000000035B00000276084744505575C094.png" manifest:media-type="image/png"/>
  <manifest:file-entry manifest:full-path="Pictures/100000000000036100000274929547B77220309F.png" manifest:media-type="image/png"/>
  <manifest:file-entry manifest:full-path="Pictures/100000000000035E0000026D40E14B750F862A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17cm" svg:height="12.247cm" draw:z-index="0"><draw:image xlink:href="Pictures/100000000000035E0000026D40E14B750F862A0F.png" xlink:type="simple" xlink:show="embed" xlink:actuate="onLoad" draw:mime-type="image/png"/></draw:frame></text:p>
      <text:p text:style-name="Standard"><draw:frame draw:style-name="fr1" draw:name="Image2" text:anchor-type="as-char" svg:width="17cm" svg:height="12.34cm" draw:z-index="1"><draw:image xlink:href="Pictures/100000000000036100000274929547B77220309F.png" xlink:type="simple" xlink:show="embed" xlink:actuate="onLoad" draw:mime-type="image/png"/></draw:frame></text:p>
      <text:p text:style-name="Standard"><text:soft-page-break/><draw:frame draw:style-name="fr1" draw:name="Image3" text:anchor-type="as-char" svg:width="17cm" svg:height="12.467cm" draw:z-index="2"><draw:image xlink:href="Pictures/100000000000035B00000276084744505575C094.png" xlink:type="simple" xlink:show="embed" xlink:actuate="onLoad" draw:mime-type="image/png"/></draw:frame></text:p>
      <text:p text:style-name="Standard"><draw:frame draw:style-name="fr1" draw:name="Image4" text:anchor-type="as-char" svg:width="17cm" svg:height="12.381cm" draw:z-index="3"><draw:image xlink:href="Pictures/100000000000036100000276708BDA72FF689A94.png" xlink:type="simple" xlink:show="embed" xlink:actuate="onLoad" draw:mime-type="image/png"/></draw:frame></text:p>
      <text:p text:style-name="Standard"><text:soft-page-break/><draw:frame draw:style-name="fr1" draw:name="Image5" text:anchor-type="as-char" svg:width="17cm" svg:height="12.384cm" draw:z-index="4"><draw:image xlink:href="Pictures/100000000000035E000002742CFE2B4F1A4BBC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ZA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ZA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0:14:04.794609143</meta:creation-date>
    <dc:date>2023-03-13T10:31:16.123195034</dc:date>
    <meta:editing-duration>PT17M13S</meta:editing-duration>
    <meta:editing-cycles>1</meta:editing-cycles>
    <meta:document-statistic meta:table-count="0" meta:image-count="5" meta:object-count="0" meta:page-count="3" meta:paragraph-count="5" meta:word-count="0" meta:character-count="0" meta:non-whitespace-character-count="0"/>
    <meta:generator>LibreOffice/7.5.0.3$Linux_X86_64 LibreOffice_project/50$Build-3</meta:generator>
  </office:meta>
</office:document-meta>
</file>